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7105" officeooo:paragraph-rsid="00073346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073346" style:font-size-asian="10pt" style:font-size-complex="10pt"/>
    </style:style>
    <style:style style:name="P3" style:family="paragraph" style:parent-style-name="Standard">
      <style:text-properties officeooo:rsid="001a7105" officeooo:paragraph-rsid="00073346"/>
    </style:style>
    <style:style style:name="P4" style:family="paragraph" style:parent-style-name="Standard">
      <style:paragraph-properties style:line-height-at-least="0.503cm"/>
      <style:text-properties fo:font-weight="bold" officeooo:rsid="001a7105" officeooo:paragraph-rsid="00073346" style:font-weight-asian="bold" style:font-weight-complex="bold"/>
    </style:style>
    <style:style style:name="P5" style:family="paragraph" style:parent-style-name="Standard">
      <style:text-properties fo:font-weight="bold" officeooo:rsid="001a7105" officeooo:paragraph-rsid="00073346" style:font-weight-asian="bold" style:font-weight-complex="bold"/>
    </style:style>
    <style:style style:name="P6" style:family="paragraph" style:parent-style-name="Standard">
      <style:text-properties fo:color="#6a9955" loext:opacity="100%" style:font-name="Droid Sans Mono" fo:font-size="10.5pt" fo:font-weight="normal" officeooo:paragraph-rsid="00073346" fo:background-color="#1f1f1f"/>
    </style:style>
    <style:style style:name="P7" style:family="paragraph" style:parent-style-name="Standard">
      <style:text-properties officeooo:paragraph-rsid="00073346"/>
    </style:style>
    <style:style style:name="P8" style:family="paragraph" style:parent-style-name="Standard">
      <style:text-properties fo:font-weight="normal" officeooo:rsid="001a7105" officeooo:paragraph-rsid="00073346" style:font-weight-asian="normal" style:font-weight-complex="normal"/>
    </style:style>
    <style:style style:name="P9" style:family="paragraph" style:parent-style-name="Standard">
      <style:text-properties fo:font-weight="normal" officeooo:rsid="001a7105" officeooo:paragraph-rsid="00094b89" style:font-weight-asian="normal" style:font-weight-complex="normal"/>
    </style:style>
    <style:style style:name="P10" style:family="paragraph" style:parent-style-name="Standard">
      <style:text-properties fo:font-weight="normal" officeooo:rsid="00248194" officeooo:paragraph-rsid="00073346" style:font-weight-asian="normal" style:font-weight-complex="normal"/>
    </style:style>
    <style:style style:name="P11" style:family="paragraph" style:parent-style-name="Standard">
      <style:text-properties fo:font-weight="bold" officeooo:rsid="0008d03c" officeooo:paragraph-rsid="0008d03c" style:font-weight-asian="bold" style:font-weight-complex="bold"/>
    </style:style>
    <style:style style:name="P12" style:family="paragraph" style:parent-style-name="Standard">
      <style:text-properties fo:font-weight="bold" officeooo:rsid="0008d03c" officeooo:paragraph-rsid="00094b89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font-weight="bold" officeooo:rsid="001a7105" officeooo:paragraph-rsid="00073346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font-weight="bold" officeooo:rsid="001a7105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font-weight="bold" officeooo:rsid="001a7105" officeooo:paragraph-rsid="00094b89" style:font-weight-asian="bold" style:font-weight-complex="bold"/>
    </style:style>
    <style:style style:name="P16" style:family="paragraph" style:parent-style-name="Standard">
      <style:text-properties fo:font-weight="bold" officeooo:rsid="001a7105" officeooo:paragraph-rsid="00073346" style:font-weight-asian="bold" style:font-weight-complex="bold"/>
    </style:style>
    <style:style style:name="P17" style:family="paragraph" style:parent-style-name="Standard">
      <style:text-properties fo:font-weight="bold" officeooo:rsid="001a7105" officeooo:paragraph-rsid="00094b89" style:font-weight-asian="bold" style:font-weight-complex="bold"/>
    </style:style>
    <style:style style:name="P18" style:family="paragraph" style:parent-style-name="Standard">
      <style:text-properties fo:color="#6a9955" loext:opacity="100%" style:font-name="Droid Sans Mono" fo:font-size="10.5pt" fo:font-weight="normal" officeooo:paragraph-rsid="00073346" fo:background-color="#1f1f1f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094b89" fo:background-color="#1f1f1f"/>
    </style:style>
    <style:style style:name="P21" style:family="paragraph" style:parent-style-name="Standard">
      <style:text-properties fo:color="#6a9955" loext:opacity="100%" style:font-name="Droid Sans Mono" fo:font-size="10.5pt" fo:font-weight="normal" officeooo:paragraph-rsid="00094b89" fo:background-color="#1f1f1f"/>
    </style:style>
    <style:style style:name="P2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73346" fo:background-color="#1f1f1f"/>
    </style:style>
    <style:style style:name="P2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94b89" fo:background-color="#1f1f1f"/>
    </style:style>
    <style:style style:name="P25" style:family="paragraph" style:parent-style-name="Standard">
      <style:paragraph-properties fo:margin-top="0cm" fo:margin-bottom="0.499cm" style:contextual-spacing="false" style:line-height-at-least="0.503cm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fo:margin-top="0cm" fo:margin-bottom="0.499cm" style:contextual-spacing="false" style:line-height-at-least="0.503cm"/>
      <style:text-properties officeooo:paragraph-rsid="00094b89"/>
    </style:style>
    <style:style style:name="P28" style:family="paragraph" style:parent-style-name="Standard">
      <style:paragraph-properties style:line-height-at-least="0.503cm"/>
      <style:text-properties officeooo:paragraph-rsid="00094b89"/>
    </style:style>
    <style:style style:name="P29" style:family="paragraph" style:parent-style-name="Standard">
      <style:text-properties style:use-window-font-color="true" loext:opacity="0%" fo:font-weight="normal" officeooo:rsid="00248194" officeooo:paragraph-rsid="00073346" style:font-weight-asian="normal" style:font-weight-complex="normal"/>
    </style:style>
    <style:style style:name="P30" style:family="paragraph" style:parent-style-name="Standard">
      <style:text-properties style:use-window-font-color="true" loext:opacity="0%" fo:font-weight="normal" officeooo:rsid="00248194" officeooo:paragraph-rsid="00094b89" style:font-weight-asian="normal" style:font-weight-complex="normal"/>
    </style:style>
    <style:style style:name="P31" style:family="paragraph" style:parent-style-name="Standard">
      <style:text-properties officeooo:paragraph-rsid="00094b89"/>
    </style:style>
    <style:style style:name="T1" style:family="text">
      <style:text-properties officeooo:rsid="0024819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c6ec" style:font-weight-asian="normal" style:font-weight-complex="normal"/>
    </style:style>
    <style:style style:name="T4" style:family="text">
      <style:text-properties fo:font-weight="normal" officeooo:rsid="0007a264" style:font-weight-asian="normal" style:font-weight-complex="normal"/>
    </style:style>
    <style:style style:name="T5" style:family="text">
      <style:text-properties fo:font-weight="normal" officeooo:rsid="0008d03c" style:font-weight-asian="normal" style:font-weight-complex="normal"/>
    </style:style>
    <style:style style:name="T6" style:family="text">
      <style:text-properties fo:color="#c586c0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b5cea8" loext:opacity="100%"/>
    </style:style>
    <style:style style:name="T15" style:family="text">
      <style:text-properties officeooo:rsid="0008d03c"/>
    </style:style>
    <style:style style:name="T16" style:family="text">
      <style:text-properties fo:font-variant="normal" fo:text-transform="none" fo:color="#cccccc" loext:opacity="100%" style:font-name="Droid Sans Mono" fo:font-size="10.5pt" fo:letter-spacing="normal" fo:font-style="normal"/>
    </style:style>
    <style:style style:name="T17" style:family="text">
      <style:text-properties fo:font-variant="normal" fo:text-transform="none" style:font-name="Droid Sans Mono" fo:font-size="10.5pt" fo:letter-spacing="normal" fo:font-style="normal"/>
    </style:style>
    <style:style style:name="T18" style:family="text">
      <style:text-properties fo:font-variant="normal" fo:text-transform="none" fo:color="#9cdcfe" loext:opacity="100%" fo:letter-spacing="normal" fo:font-style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color="#d4d4d4" loext:opacity="100%" fo:letter-spacing="normal" fo:font-style="normal"/>
    </style:style>
    <style:style style:name="T21" style:family="text">
      <style:text-properties fo:font-variant="normal" fo:text-transform="none" fo:color="#dcdcaa" loext:opacity="100%" fo:letter-spacing="normal" fo:font-style="normal"/>
    </style:style>
    <style:style style:name="T22" style:family="text">
      <style:text-properties fo:font-variant="normal" fo:text-transform="none" fo:color="#ce9178" loext:opacity="100%" fo:letter-spacing="normal" fo:font-style="normal"/>
    </style:style>
    <style:style style:name="T23" style:family="text">
      <style:text-properties fo:font-variant="normal" fo:text-transform="none" fo:color="#ce9178" loext:opacity="100%" style:font-name="Droid Sans Mono" fo:font-size="10.5pt" fo:letter-spacing="normal" fo:font-style="normal" fo:font-weight="normal" officeooo:rsid="00248194" fo:background-color="#1f1f1f" loext:char-shading-value="0" style:font-weight-asian="normal" style:font-weight-complex="normal"/>
    </style:style>
    <style:style style:name="T24" style:family="text">
      <style:text-properties officeooo:rsid="00094b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3"/>
      <text:p text:style-name="P3"/>
      <text:p text:style-name="P5">Практическое занятие №<text:span text:style-name="T1">1</text:span><text:span text:style-name="T15">6</text:span></text:p>
      <text:p text:style-name="P1"/>
      <text:p text:style-name="P5">Тема: <text:span text:style-name="T2">закрепи</text:span><text:span text:style-name="T3">л</text:span><text:span text:style-name="T2"> усвоенные знания, понятия, алгоритмы, основные принципы составления программ, приобр</text:span><text:span text:style-name="T3">ёл</text:span><text:span text:style-name="T2"> навыки </text:span><text:span text:style-name="T3">составление программ с использованием ОО</text:span><text:span text:style-name="T5">П</text:span><text:span text:style-name="T4"> </text:span><text:span text:style-name="T2">в IDE PyCharm Community.</text:span></text:p>
      <text:p text:style-name="P1"/>
      <text:p text:style-name="P11">Задача №1</text:p>
      <text:p text:style-name="P1"/>
      <text:p text:style-name="P5">Постановка задачи.</text:p>
      <text:p text:style-name="P5"/>
      <text:p text:style-name="P6"># Создайте класс «Календарь», который имеет атрибуты год, месяц и день. Добавьте</text:p>
      <text:p text:style-name="P19"># методы для определения дня недели, проверки на високосный год и определения</text:p>
      <text:p text:style-name="P19"># количества дней в месяце.</text:p>
      <text:p text:style-name="P19"/>
      <text:p text:style-name="P19"># Для задачи из блока 1 создать две функции, save_def и load_def, которые позволяют</text:p>
      <text:p text:style-name="P19"># сохранять информацию из экземпляров класса (3 шт.) в файл и загружать ее обратно.</text:p>
      <text:p text:style-name="P19"># Использовать модуль pickle для сериализации и десериализации объектов Python <text:span text:style-name="T15">в</text:span> бинарном формате.</text:p>
      <text:p text:style-name="P14"/>
      <text:p text:style-name="P5"/>
      <text:p text:style-name="P5">Текст программы:</text:p>
      <text:p text:style-name="P7"/>
      <text:p text:style-name="P23"><text:span text:style-name="T6">import</text:span> <text:span text:style-name="T7">datetime</text:span></text:p>
      <text:p text:style-name="P22"><text:span text:style-name="T6">import</text:span> <text:span text:style-name="T7">pickle</text:span></text:p>
      <text:p text:style-name="P25"/>
      <text:p text:style-name="P22"><text:span text:style-name="T13">class</text:span> <text:span text:style-name="T7">Calendar</text:span>:</text:p>
      <text:p text:style-name="P22"><text:span text:style-name="T11">wd</text:span> <text:span text:style-name="T12">=</text:span> {<text:span text:style-name="T14">0</text:span>:<text:span text:style-name="T9">'понедельник'</text:span>,</text:p>
      <text:p text:style-name="P22"><text:span text:style-name="T14">1</text:span>:<text:span text:style-name="T9">'вторник'</text:span>,</text:p>
      <text:p text:style-name="P22"><text:span text:style-name="T14">2</text:span>:<text:span text:style-name="T9">'среда'</text:span>,</text:p>
      <text:p text:style-name="P22"><text:span text:style-name="T14">3</text:span>:<text:span text:style-name="T9">'четверг'</text:span>,</text:p>
      <text:p text:style-name="P22"><text:span text:style-name="T14">4</text:span>:<text:span text:style-name="T9">'пятница'</text:span>,</text:p>
      <text:p text:style-name="P22"><text:span text:style-name="T14">5</text:span>:<text:span text:style-name="T9">'суббота'</text:span>,</text:p>
      <text:p text:style-name="P22"><text:span text:style-name="T14">6</text:span>:<text:span text:style-name="T9">'воскресенье'</text:span></text:p>
      <text:p text:style-name="P22">}</text:p>
      <text:p text:style-name="P22"><text:span text:style-name="T13">def</text:span> <text:span text:style-name="T8">__init__</text:span>(<text:span text:style-name="T11">self</text:span>, <text:span text:style-name="T11">day</text:span>, <text:span text:style-name="T11">month</text:span>, <text:span text:style-name="T11">year</text:span>):</text:p>
      <text:p text:style-name="P22"><text:span text:style-name="T11">self</text:span>.<text:span text:style-name="T11">year</text:span> <text:span text:style-name="T12">=</text:span> <text:span text:style-name="T11">year</text:span></text:p>
      <text:p text:style-name="P22"><text:span text:style-name="T11">self</text:span>.<text:span text:style-name="T11">month</text:span> <text:span text:style-name="T12">=</text:span> <text:span text:style-name="T11">month</text:span></text:p>
      <text:p text:style-name="P22"><text:span text:style-name="T11">self</text:span>.<text:span text:style-name="T11">day</text:span> <text:span text:style-name="T12">=</text:span> <text:span text:style-name="T11">day</text:span></text:p>
      <text:p text:style-name="P22"><text:span text:style-name="T13">def</text:span> <text:span text:style-name="T8">day_of_week</text:span>(<text:span text:style-name="T11">self</text:span>):</text:p>
      <text:p text:style-name="P22"><text:span text:style-name="T8">print</text:span>(<text:span text:style-name="T11">self</text:span>.<text:span text:style-name="T11">wd</text:span>[<text:span text:style-name="T7">datetime</text:span>.<text:span text:style-name="T7">date</text:span>(<text:span text:style-name="T11">self</text:span>.<text:span text:style-name="T11">year</text:span>, <text:span text:style-name="T11">self</text:span>.<text:span text:style-name="T11">month</text:span>, <text:span text:style-name="T11">self</text:span>.<text:span text:style-name="T11">day</text:span>).<text:span text:style-name="T8">weekday</text:span>()])</text:p>
      <text:p text:style-name="P26"/>
      <text:p text:style-name="P22"><text:span text:style-name="T13">def</text:span> <text:span text:style-name="T8">days_in_the_month</text:span>(<text:span text:style-name="T11">self</text:span>):</text:p>
      <text:p text:style-name="P22"><text:span text:style-name="T11">month_number</text:span> <text:span text:style-name="T12">=</text:span> <text:span text:style-name="T11">self</text:span>.<text:span text:style-name="T11">month</text:span></text:p>
      <text:p text:style-name="P22"><text:span text:style-name="T11">year</text:span> <text:span text:style-name="T12">=</text:span> <text:span text:style-name="T11">self</text:span>.<text:span text:style-name="T11">year</text:span></text:p>
      <text:p text:style-name="P22"><text:soft-page-break/><text:span text:style-name="T6">if</text:span> <text:span text:style-name="T11">month_number</text:span> <text:span text:style-name="T13">in</text:span> (<text:span text:style-name="T14">1</text:span>, <text:span text:style-name="T14">3</text:span>, <text:span text:style-name="T14">5</text:span>, <text:span text:style-name="T14">7</text:span>, <text:span text:style-name="T14">8</text:span>, <text:span text:style-name="T14">10</text:span>, <text:span text:style-name="T14">12</text:span>):</text:p>
      <text:p text:style-name="P22"><text:span text:style-name="T8">print</text:span>(<text:span text:style-name="T9">'В месяце 31 день'</text:span>)</text:p>
      <text:p text:style-name="P26"/>
      <text:p text:style-name="P22"><text:span text:style-name="T6">elif</text:span> <text:span text:style-name="T11">month_number</text:span> <text:span text:style-name="T12">==</text:span> <text:span text:style-name="T14">2</text:span>:</text:p>
      <text:p text:style-name="P22"><text:span text:style-name="T6">if</text:span> <text:span text:style-name="T11">year</text:span> <text:span text:style-name="T12">%</text:span> <text:span text:style-name="T14">4</text:span> <text:span text:style-name="T12">!=</text:span> <text:span text:style-name="T14">0</text:span>:</text:p>
      <text:p text:style-name="P22"><text:span text:style-name="T8">print</text:span>(<text:span text:style-name="T9">'В месяце 28 дней'</text:span>)</text:p>
      <text:p text:style-name="P22"><text:span text:style-name="T6">elif</text:span> <text:span text:style-name="T11">year</text:span> <text:span text:style-name="T12">%</text:span> <text:span text:style-name="T14">100</text:span> <text:span text:style-name="T12">==</text:span> <text:span text:style-name="T14">0</text:span>:</text:p>
      <text:p text:style-name="P22"><text:span text:style-name="T6">if</text:span> <text:span text:style-name="T11">year</text:span> <text:span text:style-name="T12">%</text:span> <text:span text:style-name="T14">400</text:span> <text:span text:style-name="T12">==</text:span> <text:span text:style-name="T14">0</text:span>:</text:p>
      <text:p text:style-name="P22"><text:span text:style-name="T8">print</text:span>(<text:span text:style-name="T9">'В месяце 29 дней'</text:span>)</text:p>
      <text:p text:style-name="P22"><text:span text:style-name="T6">else</text:span>:</text:p>
      <text:p text:style-name="P22"><text:span text:style-name="T8">print</text:span>(<text:span text:style-name="T9">'В месяце 28 дней'</text:span>)</text:p>
      <text:p text:style-name="P22"><text:span text:style-name="T6">else</text:span>:</text:p>
      <text:p text:style-name="P22"><text:span text:style-name="T8">print</text:span>(<text:span text:style-name="T9">'В месяце 29 дней'</text:span>)</text:p>
      <text:p text:style-name="P26"/>
      <text:p text:style-name="P22"><text:span text:style-name="T6">else</text:span>:</text:p>
      <text:p text:style-name="P22"><text:span text:style-name="T8">print</text:span>(<text:span text:style-name="T9">'В месяце 30 дней'</text:span>)</text:p>
      <text:p text:style-name="P26"/>
      <text:p text:style-name="P22"><text:span text:style-name="T13">def</text:span> <text:span text:style-name="T8">is_visokos</text:span>(<text:span text:style-name="T11">self</text:span>):</text:p>
      <text:p text:style-name="P22"><text:span text:style-name="T11">year</text:span> <text:span text:style-name="T12">=</text:span> <text:span text:style-name="T11">self</text:span>.<text:span text:style-name="T11">year</text:span></text:p>
      <text:p text:style-name="P26"/>
      <text:p text:style-name="P22"><text:span text:style-name="T6">if</text:span> <text:span text:style-name="T11">year</text:span> <text:span text:style-name="T12">%</text:span> <text:span text:style-name="T14">4</text:span> <text:span text:style-name="T12">!=</text:span> <text:span text:style-name="T14">0</text:span>:</text:p>
      <text:p text:style-name="P22"><text:span text:style-name="T8">print</text:span>(<text:span text:style-name="T9">'Год не високосный.'</text:span>)</text:p>
      <text:p text:style-name="P26"/>
      <text:p text:style-name="P22"><text:span text:style-name="T6">elif</text:span> <text:span text:style-name="T11">year</text:span> <text:span text:style-name="T12">%</text:span> <text:span text:style-name="T14">100</text:span> <text:span text:style-name="T12">==</text:span> <text:span text:style-name="T14">0</text:span>:</text:p>
      <text:p text:style-name="P22"><text:span text:style-name="T6">if</text:span> <text:span text:style-name="T11">year</text:span> <text:span text:style-name="T12">%</text:span> <text:span text:style-name="T14">400</text:span> <text:span text:style-name="T12">==</text:span> <text:span text:style-name="T14">0</text:span>:</text:p>
      <text:p text:style-name="P22"><text:span text:style-name="T8">print</text:span>(<text:span text:style-name="T9">'Год високосный.'</text:span>)</text:p>
      <text:p text:style-name="P22"><text:span text:style-name="T6">else</text:span>:</text:p>
      <text:p text:style-name="P22"><text:span text:style-name="T8">print</text:span>(<text:span text:style-name="T9">'Год не високосный.'</text:span>)</text:p>
      <text:p text:style-name="P22"><text:span text:style-name="T6">else</text:span>:</text:p>
      <text:p text:style-name="P22"><text:span text:style-name="T8">print</text:span>(<text:span text:style-name="T9">'Год високосный.'</text:span>)</text:p>
      <text:p text:style-name="P22"><text:span text:style-name="T13">def</text:span> <text:span text:style-name="T8">save_def</text:span>(<text:span text:style-name="T11">file</text:span>, <text:span text:style-name="T11">objectDump</text:span>):</text:p>
      <text:p text:style-name="P22"><text:span text:style-name="T6">with</text:span> <text:span text:style-name="T8">open</text:span>(<text:span text:style-name="T11">file</text:span>, <text:span text:style-name="T9">'wb'</text:span>) <text:span text:style-name="T6">as</text:span> <text:span text:style-name="T11">f</text:span>:</text:p>
      <text:p text:style-name="P22"><text:span text:style-name="T7">pickle</text:span>.<text:span text:style-name="T8">dump</text:span>(<text:span text:style-name="T11">objectDump</text:span>, <text:span text:style-name="T11">f</text:span>)</text:p>
      <text:p text:style-name="P22"><text:span text:style-name="T13">def</text:span> <text:span text:style-name="T8">load_def</text:span>(<text:span text:style-name="T11">file</text:span>):</text:p>
      <text:p text:style-name="P22"><text:span text:style-name="T6">with</text:span> <text:span text:style-name="T8">open</text:span>(<text:span text:style-name="T11">file</text:span>, <text:span text:style-name="T9">'rb'</text:span>) <text:span text:style-name="T6">as</text:span> <text:span text:style-name="T11">f</text:span>:</text:p>
      <text:p text:style-name="P22"><text:span text:style-name="T6">return</text:span> <text:span text:style-name="T7">pickle</text:span>.<text:span text:style-name="T8">load</text:span>(<text:span text:style-name="T11">f</text:span>)</text:p>
      <text:p text:style-name="P26"/>
      <text:p text:style-name="P22"><text:span text:style-name="T6">try</text:span>:</text:p>
      <text:p text:style-name="P22"><text:span text:style-name="T11">date</text:span> <text:span text:style-name="T12">=</text:span> <text:span text:style-name="T7">int</text:span>(<text:span text:style-name="T8">input</text:span>(<text:span text:style-name="T9">'Введите день: '</text:span>))</text:p>
      <text:p text:style-name="P22"><text:span text:style-name="T11">month</text:span> <text:span text:style-name="T12">=</text:span> <text:span text:style-name="T7">int</text:span>(<text:span text:style-name="T8">input</text:span>(<text:span text:style-name="T9">'Введите номер месяца: '</text:span>))</text:p>
      <text:p text:style-name="P22"><text:span text:style-name="T11">year</text:span> <text:span text:style-name="T12">=</text:span> <text:span text:style-name="T7">int</text:span>(<text:span text:style-name="T8">input</text:span>(<text:span text:style-name="T9">'Введите год: '</text:span>))</text:p>
      <text:p text:style-name="P22"><text:span text:style-name="T6">if</text:span> <text:span text:style-name="T11">date</text:span> <text:span text:style-name="T12">==</text:span> <text:span text:style-name="T14">0</text:span>:</text:p>
      <text:p text:style-name="P22"><text:span text:style-name="T11">date</text:span> <text:span text:style-name="T12">=</text:span> <text:span text:style-name="T14">1</text:span></text:p>
      <text:p text:style-name="P22"><text:span text:style-name="T6">if</text:span> <text:span text:style-name="T11">month</text:span> <text:span text:style-name="T12">==</text:span> <text:span text:style-name="T14">0</text:span>:</text:p>
      <text:p text:style-name="P22"><text:span text:style-name="T11">month</text:span> <text:span text:style-name="T12">=</text:span> <text:span text:style-name="T14">1</text:span></text:p>
      <text:p text:style-name="P22"><text:span text:style-name="T6">if</text:span> <text:span text:style-name="T11">year</text:span> <text:span text:style-name="T12">==</text:span> <text:span text:style-name="T14">0</text:span>:</text:p>
      <text:p text:style-name="P22"><text:span text:style-name="T11">year</text:span> <text:span text:style-name="T12">=</text:span> <text:span text:style-name="T14">2024</text:span></text:p>
      <text:p text:style-name="P22"/>
      <text:p text:style-name="P22"><text:span text:style-name="T6">except</text:span>:</text:p>
      <text:p text:style-name="P22"><text:span text:style-name="T8">print</text:span>(<text:span text:style-name="T9">'Введены неверные данные'</text:span>)</text:p>
      <text:p text:style-name="P26"/>
      <text:p text:style-name="P22"><text:soft-page-break/><text:span text:style-name="T11">calendar</text:span> <text:span text:style-name="T12">=</text:span> <text:span text:style-name="T7">Calendar</text:span>(<text:span text:style-name="T11">date</text:span>, <text:span text:style-name="T11">month</text:span>, <text:span text:style-name="T11">year</text:span>)</text:p>
      <text:p text:style-name="P22"/>
      <text:p text:style-name="P22"><text:span text:style-name="T11">calendar</text:span>.<text:span text:style-name="T8">day_of_week</text:span>()</text:p>
      <text:p text:style-name="P22"><text:span text:style-name="T11">calendar</text:span>.<text:span text:style-name="T8">is_visokos</text:span>()</text:p>
      <text:p text:style-name="P22"><text:span text:style-name="T11">calendar</text:span>.<text:span text:style-name="T8">days_in_the_month</text:span>()</text:p>
      <text:p text:style-name="P22"><text:span text:style-name="T8">print</text:span>(<text:span text:style-name="T11">calendar</text:span>.<text:span text:style-name="T11">__dict__</text:span>)</text:p>
      <text:p text:style-name="P26"/>
      <text:p text:style-name="P22"><text:span text:style-name="T8">save_def</text:span>(<text:span text:style-name="T9">'pz16_1_info.bin'</text:span>, <text:span text:style-name="T11">calendar</text:span>.<text:span text:style-name="T11">__dict__</text:span>)</text:p>
      <text:p text:style-name="P22"><text:span text:style-name="T11">info</text:span> <text:span text:style-name="T12">=</text:span> <text:span text:style-name="T8">load_def</text:span>(<text:span text:style-name="T9">'pz16_1_info.bin'</text:span>)</text:p>
      <text:p text:style-name="P22"><text:span text:style-name="T8">print</text:span>(<text:span text:style-name="T11">info</text:span>)</text:p>
      <text:p text:style-name="P23"/>
      <text:p text:style-name="P4"/>
      <text:p text:style-name="P5"/>
      <text:p text:style-name="P5">Протокол работы программы:</text:p>
      <text:p text:style-name="P10"><text:span text:style-name="T16"/></text:p>
      <text:p text:style-name="P29"><text:span text:style-name="T17">Введите день: 9</text:span></text:p>
      <text:p text:style-name="P29"><text:span text:style-name="T17">Введите номер месяца: 5</text:span></text:p>
      <text:p text:style-name="P29"><text:span text:style-name="T17">Введите год: 2024</text:span></text:p>
      <text:p text:style-name="P10"><text:span text:style-name="T16"/></text:p>
      <text:p text:style-name="P29"><text:span text:style-name="T17">четверг</text:span></text:p>
      <text:p text:style-name="P29"><text:span text:style-name="T17">Год високосный.</text:span></text:p>
      <text:p text:style-name="P29"><text:span text:style-name="T17">В месяце 31 день</text:span></text:p>
      <text:p text:style-name="P29"><text:span text:style-name="T17">{'year': 2024, 'month': 5, 'day': 9}</text:span></text:p>
      <text:p text:style-name="P29"><text:span text:style-name="T17">{'year': 2024, 'month': 5, 'day': 9}</text:span></text:p>
      <text:p text:style-name="P5"/>
      <text:p text:style-name="P5"/>
      <text:p text:style-name="P12">Задача №<text:span text:style-name="T24">2</text:span></text:p>
      <text:p text:style-name="P9"/>
      <text:p text:style-name="P17">Постановка задачи.</text:p>
      <text:p text:style-name="P17"/>
      <text:p text:style-name="P21"># Создайте класс "Животное", который содержит информацию о виде и возрасте</text:p>
      <text:p text:style-name="P19"># животного. Создайте классы "Собака" и "Кошка", которые наследуются от класса "Животное" и содержат информацию о породе.</text:p>
      <text:p text:style-name="P17"/>
      <text:p text:style-name="P17"/>
      <text:p text:style-name="P17">Текст программы:</text:p>
      <text:p text:style-name="P31"/>
      <text:p text:style-name="P24"><text:span text:style-name="T13">class</text:span> <text:span text:style-name="T7">Animal</text:span>:</text:p>
      <text:p text:style-name="P22"><text:span text:style-name="T13">def</text:span> <text:span text:style-name="T8">__init__</text:span>(<text:span text:style-name="T11">self</text:span>, <text:span text:style-name="T11">animal_class</text:span>, <text:span text:style-name="T11">years_old</text:span>):</text:p>
      <text:p text:style-name="P22"><text:span text:style-name="T11">self</text:span>.<text:span text:style-name="T11">who</text:span> <text:span text:style-name="T12">=</text:span> <text:span text:style-name="T11">animal_class</text:span></text:p>
      <text:p text:style-name="P22"><text:span text:style-name="T11">self</text:span>.<text:span text:style-name="T11">years_old</text:span> <text:span text:style-name="T12">=</text:span> <text:span text:style-name="T11">years_old</text:span></text:p>
      <text:p text:style-name="P26"/>
      <text:p text:style-name="P22"><text:span text:style-name="T13">class</text:span> <text:span text:style-name="T7">Dog</text:span>(<text:span text:style-name="T7">Animal</text:span>):</text:p>
      <text:p text:style-name="P22"><text:span text:style-name="T13">def</text:span> <text:span text:style-name="T8">__init__</text:span>(<text:span text:style-name="T11">self</text:span>, <text:span text:style-name="T11">who</text:span>, <text:span text:style-name="T11">years_old</text:span>, <text:span text:style-name="T11">breed</text:span>):</text:p>
      <text:p text:style-name="P22"><text:span text:style-name="T7">super</text:span>().<text:span text:style-name="T8">__init__</text:span>(<text:span text:style-name="T11">who</text:span>, <text:span text:style-name="T11">years_old</text:span>)</text:p>
      <text:p text:style-name="P22"><text:span text:style-name="T11">self</text:span>.<text:span text:style-name="T11">breed</text:span> <text:span text:style-name="T12">=</text:span> <text:span text:style-name="T11">breed</text:span></text:p>
      <text:p text:style-name="P26"/>
      <text:p text:style-name="P22"><text:span text:style-name="T13">class</text:span> <text:span text:style-name="T7">Cat</text:span>(<text:span text:style-name="T7">Animal</text:span>):</text:p>
      <text:p text:style-name="P22"><text:span text:style-name="T13">def</text:span> <text:span text:style-name="T8">__init__</text:span>(<text:span text:style-name="T11">self</text:span>, <text:span text:style-name="T11">animal_class</text:span>, <text:span text:style-name="T11">years_old</text:span>, <text:span text:style-name="T11">breed</text:span>):</text:p>
      <text:p text:style-name="P22"><text:span text:style-name="T7">super</text:span>().<text:span text:style-name="T8">__init__</text:span>(<text:span text:style-name="T11">animal_class</text:span>, <text:span text:style-name="T11">years_old</text:span>)</text:p>
      <text:p text:style-name="P22"><text:span text:style-name="T11">self</text:span>.<text:span text:style-name="T11">breed</text:span> <text:span text:style-name="T12">=</text:span> <text:span text:style-name="T11">breed</text:span></text:p>
      <text:p text:style-name="P26"/>
      <text:p text:style-name="P22"><text:span text:style-name="T6">try</text:span>:</text:p>
      <text:p text:style-name="P22"><text:soft-page-break/><text:span text:style-name="T11">animal_class</text:span> <text:span text:style-name="T12">=</text:span> <text:span text:style-name="T8">input</text:span>(<text:span text:style-name="T9">'Введите вид животного: '</text:span>)</text:p>
      <text:p text:style-name="P22"><text:span text:style-name="T11">years_old</text:span> <text:span text:style-name="T12">=</text:span> <text:span text:style-name="T7">int</text:span>(<text:span text:style-name="T8">input</text:span>(<text:span text:style-name="T9">'Введите возраст животного: '</text:span>))</text:p>
      <text:p text:style-name="P22"><text:span text:style-name="T11">animal</text:span> <text:span text:style-name="T12">=</text:span> <text:span text:style-name="T7">Animal</text:span>(<text:span text:style-name="T11">animal_class</text:span>, <text:span text:style-name="T11">years_old</text:span>)</text:p>
      <text:p text:style-name="P22"><text:span text:style-name="T8">print</text:span>(<text:span text:style-name="T11">animal</text:span>.<text:span text:style-name="T11">__dict__</text:span>)</text:p>
      <text:p text:style-name="P26"/>
      <text:p text:style-name="P22"><text:span text:style-name="T11">years_old</text:span> <text:span text:style-name="T12">=</text:span> <text:span text:style-name="T7">int</text:span>(<text:span text:style-name="T8">input</text:span>(<text:span text:style-name="T9">'Введите возраст собаки: '</text:span>))</text:p>
      <text:p text:style-name="P22"><text:span text:style-name="T11">breed</text:span> <text:span text:style-name="T12">=</text:span> <text:span text:style-name="T8">input</text:span>(<text:span text:style-name="T9">'Введите породу собаки: '</text:span>)</text:p>
      <text:p text:style-name="P22"><text:span text:style-name="T11">dog</text:span> <text:span text:style-name="T12">=</text:span> <text:span text:style-name="T7">Dog</text:span>(<text:span text:style-name="T9">'Собака'</text:span>, <text:span text:style-name="T11">years_old</text:span>, <text:span text:style-name="T11">breed</text:span>)</text:p>
      <text:p text:style-name="P22"><text:span text:style-name="T8">print</text:span>(<text:span text:style-name="T11">dog</text:span>.<text:span text:style-name="T11">__dict__</text:span>)</text:p>
      <text:p text:style-name="P26"/>
      <text:p text:style-name="P22"><text:span text:style-name="T11">years_old</text:span> <text:span text:style-name="T12">=</text:span> <text:span text:style-name="T7">int</text:span>(<text:span text:style-name="T8">input</text:span>(<text:span text:style-name="T9">'Введите возраст кошки: '</text:span>))</text:p>
      <text:p text:style-name="P22"><text:span text:style-name="T11">breed</text:span> <text:span text:style-name="T12">=</text:span> <text:span text:style-name="T8">input</text:span>(<text:span text:style-name="T9">'Введите породу кошки: '</text:span>)</text:p>
      <text:p text:style-name="P22"><text:span text:style-name="T11">cat</text:span> <text:span text:style-name="T12">=</text:span> <text:span text:style-name="T7">Cat</text:span>(<text:span text:style-name="T9">'Кот'</text:span>, <text:span text:style-name="T11">years_old</text:span>, <text:span text:style-name="T11">breed</text:span>)</text:p>
      <text:p text:style-name="P22"><text:span text:style-name="T8">print</text:span>(<text:span text:style-name="T11">cat</text:span>.<text:span text:style-name="T11">__dict__</text:span>)</text:p>
      <text:p text:style-name="P22"><text:span text:style-name="T6">except</text:span>:</text:p>
      <text:p text:style-name="P22"><text:span text:style-name="T8">print</text:span>(<text:span text:style-name="T9">'Введены неверные данные'</text:span>)</text:p>
      <text:p text:style-name="P24"/>
      <text:p text:style-name="P24"/>
      <text:p text:style-name="P15"/>
      <text:p text:style-name="P17"/>
      <text:p text:style-name="P17">Протокол работы программы:</text:p>
      <text:p text:style-name="P31"><text:span text:style-name="T23"/></text:p>
      <text:p text:style-name="P30"><text:span text:style-name="T17"/></text:p>
      <text:p text:style-name="P30"><text:span text:style-name="T17">Введите вид животного: Жираф</text:span></text:p>
      <text:p text:style-name="P30"><text:span text:style-name="T17">Введите возраст животного: 12</text:span></text:p>
      <text:p text:style-name="P30"><text:span text:style-name="T17">Введите возраст собаки: 4</text:span></text:p>
      <text:p text:style-name="P30"><text:span text:style-name="T17">Введите породу собаки: Овчарка</text:span></text:p>
      <text:p text:style-name="P30"><text:span text:style-name="T17">Введите возраст кошки: 1</text:span></text:p>
      <text:p text:style-name="P30"><text:span text:style-name="T17">Введите породу кошки: Сфинкс</text:span></text:p>
      <text:p text:style-name="P30"><text:span text:style-name="T17"/></text:p>
      <text:p text:style-name="P30"><text:span text:style-name="T17">{'who': 'Жираф', 'years_old': 12} </text:span></text:p>
      <text:p text:style-name="P30"><text:span text:style-name="T17">{'who': 'Собака', 'years_old': 4, 'breed': 'Овчарка'} </text:span></text:p>
      <text:p text:style-name="P30"><text:span text:style-name="T17">{'who': 'Кот', 'years_old': 1, 'breed': 'Сфинкс'}</text:span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5">Вывод: <text:span text:style-name="T2">в процессе выполнения практического занятия выработал навыки составления</text:span></text:p>
      <text:p text:style-name="P1">программ в IDE PyCharm Community.</text:p>
      <text:p text:style-name="P1">Выполнены разработка кода, отладка, тестирование, оптимизация программного кода.</text:p>
      <text:p text:style-name="P1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1:24:18.974683138</meta:creation-date>
    <dc:date>2024-05-11T15:50:25.589758665</dc:date>
    <meta:editing-duration>PT17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38" meta:word-count="549" meta:character-count="4034" meta:non-whitespace-character-count="3621"/>
  </office:meta>
</office:document-meta>
</file>